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text-properties fo:font-size="14pt" style:font-size-asian="14pt" style:font-size-complex="14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P188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89" style:parent-style-name="Standard" style:family="paragraph">
      <style:text-properties fo:font-size="14pt" style:font-size-asian="14pt" style:font-size-complex="14pt"/>
    </style:style>
    <style:style style:name="P190" style:parent-style-name="Standard" style:family="paragraph">
      <style:text-properties fo:font-size="14pt" style:font-size-asian="14pt" style:font-size-complex="14pt"/>
    </style:style>
    <style:style style:name="P191" style:parent-style-name="Standard" style:family="paragraph">
      <style:text-properties fo:font-size="14pt" style:font-size-asian="14pt" style:font-size-complex="14pt"/>
    </style:style>
    <style:style style:name="P192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93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P195" style:parent-style-name="Standard" style:family="paragraph">
      <style:text-properties fo:font-size="14pt" style:font-size-asian="14pt" style:font-size-complex="14pt"/>
    </style:style>
    <style:style style:name="P196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97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198" style:parent-style-name="Standard" style:family="paragraph">
      <style:text-properties fo:font-size="14pt" style:font-size-asian="14pt" style:font-size-complex="14pt"/>
    </style:style>
    <style:style style:name="P199" style:parent-style-name="Standard" style:family="paragraph">
      <style:text-properties fo:font-size="14pt" style:font-size-asian="14pt" style:font-size-complex="14pt"/>
    </style:style>
    <style:style style:name="P200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201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202" style:parent-style-name="Standard" style:family="paragraph">
      <style:text-properties fo:font-size="14pt" style:font-size-asian="14pt" style:font-size-complex="14pt"/>
    </style:style>
    <style:style style:name="P203" style:parent-style-name="Standard" style:family="paragraph">
      <style:text-properties fo:font-size="14pt" style:font-size-asian="14pt" style:font-size-complex="14pt"/>
    </style:style>
    <style:style style:name="P204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205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206" style:parent-style-name="Standard" style:family="paragraph">
      <style:text-properties fo:font-size="14pt" style:font-size-asian="14pt" style:font-size-complex="14pt"/>
    </style:style>
    <style:style style:name="P207" style:parent-style-name="Standard" style:family="paragraph">
      <style:text-properties fo:font-style="italic" style:font-style-asian="italic" fo:font-size="14pt" style:font-size-asian="14pt" style:font-size-complex="14pt"/>
    </style:style>
    <style:style style:name="P208" style:parent-style-name="Standard" style:family="paragraph">
      <style:text-properties fo:font-style="italic" style:font-style-asian="italic" fo:font-size="14pt" style:font-size-asian="14pt" style:font-size-complex="14pt"/>
    </style:style>
    <style:style style:name="P209" style:parent-style-name="Standard" style:family="paragraph">
      <style:text-properties fo:font-size="14pt" style:font-size-asian="14pt" style:font-size-complex="14pt"/>
    </style:style>
    <style:style style:name="P210" style:parent-style-name="Standard" style:family="paragraph">
      <style:text-properties fo:font-size="14pt" style:font-size-asian="14pt" style:font-size-complex="14pt"/>
    </style:style>
    <style:style style:name="P211" style:parent-style-name="Standard" style:family="paragraph">
      <style:text-properties fo:font-size="14pt" style:font-size-asian="14pt" style:font-size-complex="14pt"/>
    </style:style>
    <style:style style:name="P212" style:parent-style-name="Standard" style:family="paragraph">
      <style:text-properties fo:font-style="italic" style:font-style-asian="italic" fo:font-size="14pt" style:font-size-asian="14pt" style:font-size-complex="14pt"/>
    </style:style>
    <style:style style:name="P213" style:parent-style-name="Standard" style:family="paragraph">
      <style:text-properties fo:font-style="italic" style:font-style-asian="italic"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fo:font-style="italic" style:font-style-asian="italic" fo:font-size="14pt" style:font-size-asian="14pt" style:font-size-complex="14pt"/>
    </style:style>
    <style:style style:name="P217" style:parent-style-name="Standard" style:family="paragraph">
      <style:text-properties fo:font-style="italic" style:font-style-asian="italic" fo:font-size="14pt" style:font-size-asian="14pt" style:font-size-complex="14pt"/>
    </style:style>
    <style:style style:name="P218" style:parent-style-name="Standard" style:family="paragraph">
      <style:text-properties fo:font-size="14pt" style:font-size-asian="14pt" style:font-size-complex="14pt"/>
    </style:style>
    <style:style style:name="P219" style:parent-style-name="Standard" style:family="paragraph">
      <style:text-properties fo:font-size="14pt" style:font-size-asian="14pt" style:font-size-complex="14pt"/>
    </style:style>
    <style:style style:name="P220" style:parent-style-name="Standard" style:family="paragraph">
      <style:text-properties fo:font-size="14pt" style:font-size-asian="14pt" style:font-size-complex="14pt"/>
    </style:style>
    <style:style style:name="P221" style:parent-style-name="Standard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style="italic" style:font-style-asian="italic"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>
      <style:text-properties fo:font-size="14pt" style:font-size-asian="14pt" style:font-size-complex="14pt"/>
    </style:style>
    <style:style style:name="P226" style:parent-style-name="Standard" style:family="paragraph">
      <style:text-properties fo:font-style="italic" style:font-style-asian="italic" fo:font-size="14pt" style:font-size-asian="14pt" style:font-size-complex="14pt"/>
    </style:style>
    <style:style style:name="P227" style:parent-style-name="Standard" style:family="paragraph">
      <style:text-properties fo:font-style="italic" style:font-style-asian="italic" fo:font-size="14pt" style:font-size-asian="14pt" style:font-size-complex="14pt"/>
    </style:style>
    <style:style style:name="P228" style:parent-style-name="Standard" style:family="paragraph">
      <style:text-properties fo:font-style="italic" style:font-style-asian="italic" fo:font-size="14pt" style:font-size-asian="14pt" style:font-size-complex="14pt"/>
    </style:style>
    <style:style style:name="P229" style:parent-style-name="Standard" style:family="paragraph">
      <style:text-properties fo:font-size="14pt" style:font-size-asian="14pt" style:font-size-complex="14pt"/>
    </style:style>
    <style:style style:name="P230" style:parent-style-name="Standard" style:family="paragraph">
      <style:text-properties fo:font-size="14pt" style:font-size-asian="14pt" style:font-size-complex="14pt"/>
    </style:style>
    <style:style style:name="P231" style:parent-style-name="Standard" style:family="paragraph">
      <style:text-properties fo:font-size="14pt" style:font-size-asian="14pt" style:font-size-complex="14pt"/>
    </style:style>
    <style:style style:name="P232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233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CLASS EXERCISES ON MONGODB</text:p>
      <text:p text:style-name="P2"/>
      <text:p text:style-name="P3">1. Create the collection CampKerala.</text:p>
      <text:p text:style-name="P4"><text:s/>db.createCollection('CampKerala');</text:p>
      <text:p text:style-name="P5"/>
      <text:p text:style-name="P6">• Use InsertMany() for inserting documents into CampKerala</text:p>
      <text:p text:style-name="P7">db.CampKerala.insertMany([</text:p>
      <text:p text:style-name="P8">{</text:p>
      <text:p text:style-name="P9"><text:tab/>"District_Name" : "Thrissur",</text:p>
      <text:p text:style-name="P10"><text:tab/>"Camp_Name" : "UPS Azheekode",</text:p>
      <text:p text:style-name="P11"><text:tab/>"Camp_In_Charge" : "Kishore",</text:p>
      <text:p text:style-name="P12"><text:tab/>"Total_Inmates" : 110,</text:p>
      <text:p text:style-name="P13"><text:tab/>"Village_name" : "Azheekode"</text:p>
      <text:p text:style-name="P14">},</text:p>
      <text:p text:style-name="P15">{</text:p>
      <text:p text:style-name="P16"><text:tab/>"District_Name" : "Thrissur",</text:p>
      <text:p text:style-name="P17"><text:tab/>"Camp_Name" : "Labour School",</text:p>
      <text:p text:style-name="P18"><text:tab/>"Camp_In_Charge" : "Syam",</text:p>
      <text:p text:style-name="P19"><text:tab/>"Total_Inmates" : 367,</text:p>
      <text:p text:style-name="P20"><text:tab/>"Village_name" : "Pullut"</text:p>
      <text:p text:style-name="P21">},</text:p>
      <text:p text:style-name="P22">{</text:p>
      <text:p text:style-name="P23"><text:tab/>"District_Name" : "Thrissur",</text:p>
      <text:p text:style-name="P24"><text:tab/>"Camp_Name" : "Vidhyartha Dayani",</text:p>
      <text:p text:style-name="P25"><text:tab/>"Camp_In_Charge" : "John ",</text:p>
      <text:p text:style-name="P26"><text:tab/>"Total_Inmates" : 1550,</text:p>
      <text:p text:style-name="P27"><text:tab/>"Village_name" : "Methala "</text:p>
      <text:p text:style-name="P28">},</text:p>
      <text:p text:style-name="P29">{</text:p>
      <text:p text:style-name="P30"><text:tab/>"District_Name" :<text:s/>"Thrissur",</text:p>
      <text:p text:style-name="P31"><text:tab/>"Camp_Name" : "Ambookkan LPS",</text:p>
      <text:p text:style-name="P32"><text:tab/>"Camp_In_Charge" : "John",</text:p>
      <text:p text:style-name="P33"><text:tab/>"Total_Inmates" : 244,</text:p>
      <text:p text:style-name="P34"><text:tab/>"Village_name" : "Poyya "</text:p>
      <text:p text:style-name="P35">},</text:p>
      <text:p text:style-name="P36">{</text:p>
      <text:p text:style-name="P37"><text:tab/>"District_Name" : "Kollam",</text:p>
      <text:p text:style-name="P38"><text:tab/>"Camp_Name" : "Aryankavu LPS ",</text:p>
      <text:p text:style-name="P39"><text:tab/>"Camp_In_Charge" : "Manilal ",</text:p>
      <text:p text:style-name="P40"><text:tab/>"Total_Inmates" : 20,</text:p>
      <text:p text:style-name="P41"><text:tab/>"Village_name" : "Aryankavu "</text:p>
      <text:p text:style-name="P42">},</text:p>
      <text:soft-page-break/>
      <text:p text:style-name="P43">{</text:p>
      <text:p text:style-name="P44"><text:tab/>"District_Name" : "Kollam ",</text:p>
      <text:p text:style-name="P45"><text:tab/>"Camp_Name" : "Nadukunnu LPS",</text:p>
      <text:p text:style-name="P46"><text:tab/>"Camp_In_Charge" : "Sreekuttan ",</text:p>
      <text:p text:style-name="P47"><text:tab/>"Total_Inmates" : 103,</text:p>
      <text:p text:style-name="P48"><text:tab/>"Village_name" : "Pathanapuram"</text:p>
      <text:p text:style-name="P49">},</text:p>
      <text:p text:style-name="P50">{</text:p>
      <text:p text:style-name="P51"><text:tab/>"District_Name" : "Wayanad ",</text:p>
      <text:p text:style-name="P52"><text:tab/>"Camp_Name" : "GMUPS<text:s/>Anjukunnu",</text:p>
      <text:p text:style-name="P53"><text:tab/>"Camp_In_Charge" : "Babu ",</text:p>
      <text:p text:style-name="P54"><text:tab/>"Total_Inmates" : 325,</text:p>
      <text:p text:style-name="P55"><text:tab/>"Village_name" : "Anjukunnu "</text:p>
      <text:p text:style-name="P56">},</text:p>
      <text:p text:style-name="P57">{</text:p>
      <text:p text:style-name="P58"><text:tab/>"District_Name" : "Wayanad ",</text:p>
      <text:p text:style-name="P59"><text:tab/>"Camp_Name" : "Koolivayal ",</text:p>
      <text:p text:style-name="P60"><text:tab/>"Camp_In_Charge" : "Geetha",</text:p>
      <text:p text:style-name="P61"><text:tab/>"Total_Inmates" : 50,</text:p>
      <text:p text:style-name="P62"><text:tab/>"Village_name" : "Cherukattoor"</text:p>
      <text:p text:style-name="P63">},</text:p>
      <text:p text:style-name="P64">{</text:p>
      <text:p text:style-name="P65"><text:tab/>"District_Name" : "Wayanad ",</text:p>
      <text:p text:style-name="P66"><text:tab/>"Camp_Name" : "St.Patricks ",</text:p>
      <text:p text:style-name="P67"><text:tab/>"Camp_In_Charge" : "Akshay",</text:p>
      <text:p text:style-name="P68"><text:tab/>"Total_Inmates" : 807,</text:p>
      <text:p text:style-name="P69"><text:tab/>"Village_name" : "Edavaka"</text:p>
      <text:p text:style-name="P70">},</text:p>
      <text:p text:style-name="P71">{</text:p>
      <text:p text:style-name="P72"><text:tab/>"District_Name" : "Wayanad ",</text:p>
      <text:p text:style-name="P73"><text:tab/>"Camp_Name" : "Marthoma HS Palery",</text:p>
      <text:p text:style-name="P74"><text:tab/>"Camp_In_Charge" : "Krishna",</text:p>
      <text:p text:style-name="P75"><text:tab/>"Total_Inmates" : 338,</text:p>
      <text:p text:style-name="P76"><text:tab/>"Village_name" : "Kanjirangad "</text:p>
      <text:p text:style-name="P77">},</text:p>
      <text:p text:style-name="P78">{</text:p>
      <text:p text:style-name="P79"><text:tab/>"District_Name" : "Wayanad ",</text:p>
      <text:p text:style-name="P80"><text:tab/>"Camp_Name" : "GKM School",</text:p>
      <text:p text:style-name="P81"><text:tab/>"Camp_In_Charge" : "Lijin ",</text:p>
      <text:p text:style-name="P82"><text:tab/>"Total_Inmates" : 330,</text:p>
      <text:p text:style-name="P83"><text:tab/>"Village_name" : "Mananthavady"</text:p>
      <text:p text:style-name="P84">},</text:p>
      <text:soft-page-break/>
      <text:p text:style-name="P85">{</text:p>
      <text:p text:style-name="P86"><text:tab/>"District_Name" : "Kozhikode <text:s/>",</text:p>
      <text:p text:style-name="P87"><text:tab/>"Camp_Name" :<text:s/>"Chalapuram LPS ",</text:p>
      <text:p text:style-name="P88"><text:tab/>"Camp_In_Charge" : "Sasidharan ",</text:p>
      <text:p text:style-name="P89"><text:tab/>"Total_Inmates" : 480,</text:p>
      <text:p text:style-name="P90"><text:tab/>"Village_name" : "Velom "</text:p>
      <text:p text:style-name="P91">},</text:p>
      <text:p text:style-name="P92">{</text:p>
      <text:p text:style-name="P93"><text:tab/>"District_Name" : "Kozhikode <text:s/>",</text:p>
      <text:p text:style-name="P94"><text:tab/>"Camp_Name" : "GHS PUTHUPPADY",</text:p>
      <text:p text:style-name="P95"><text:tab/>"Camp_In_Charge" : "Salim <text:s/>",</text:p>
      <text:p text:style-name="P96"><text:tab/>"Total_Inmates" : 838,</text:p>
      <text:p text:style-name="P97"><text:tab/>"Village_name" :<text:s/>"Puthuppady "</text:p>
      <text:p text:style-name="P98">},</text:p>
      <text:p text:style-name="P99">{</text:p>
      <text:p text:style-name="P100"><text:tab/>"District_Name" : "Kozhikode <text:s/>",</text:p>
      <text:p text:style-name="P101"><text:tab/>"Camp_Name" : "GUPS KINALUR",</text:p>
      <text:p text:style-name="P102"><text:tab/>"Camp_In_Charge" : "Suresh <text:s/>",</text:p>
      <text:p text:style-name="P103"><text:tab/>"Total_Inmates" : 253,</text:p>
      <text:p text:style-name="P104"><text:tab/>"Village_name" : "Kinalur"</text:p>
      <text:p text:style-name="P105">},</text:p>
      <text:p text:style-name="P106">{</text:p>
      <text:p text:style-name="P107"><text:tab/>"District_Name" : "Kozhikode <text:s/>",</text:p>
      <text:p text:style-name="P108"><text:tab/>"Camp_Name" : "Poovambai HS",</text:p>
      <text:p text:style-name="P109"><text:tab/>"Camp_In_Charge"<text:s/>: "Suresh <text:s/>",</text:p>
      <text:p text:style-name="P110"><text:tab/>"Total_Inmates" : 118,</text:p>
      <text:p text:style-name="P111"><text:tab/>"Village_name" : "Kinalur"</text:p>
      <text:p text:style-name="P112">},</text:p>
      <text:p text:style-name="P113">{</text:p>
      <text:p text:style-name="P114"><text:tab/>"District_Name" : "Kozhikode <text:s/>",</text:p>
      <text:p text:style-name="P115"><text:tab/>"Camp_Name" : "Mundakkara AUPS ",</text:p>
      <text:p text:style-name="P116"><text:tab/>"Camp_In_Charge" : "Suresh ",</text:p>
      <text:p text:style-name="P117"><text:tab/>"Total_Inmates" : 97,</text:p>
      <text:p text:style-name="P118"><text:tab/>"Village_name" : "Kinalur"</text:p>
      <text:p text:style-name="P119">},</text:p>
      <text:p text:style-name="P120">{</text:p>
      <text:p text:style-name="P121"><text:tab/>"District_Name" : "Idukki ",</text:p>
      <text:p text:style-name="P122"><text:tab/>"Camp_Name" : "St TP School Erattyar",</text:p>
      <text:p text:style-name="P123"><text:tab/>"Camp_In_Charge" : "Antony <text:s/>",</text:p>
      <text:p text:style-name="P124"><text:tab/>"Total_Inmates" : 330,</text:p>
      <text:p text:style-name="P125"><text:tab/>"Village_name" : "Erattaar"</text:p>
      <text:p text:style-name="P126">},</text:p>
      <text:soft-page-break/>
      <text:p text:style-name="P127">{</text:p>
      <text:p text:style-name="P128"><text:tab/>"District_Name" : "Idukki ",</text:p>
      <text:p text:style-name="P129"><text:tab/>"Camp_Name" : "ST Benedicts School ",</text:p>
      <text:p text:style-name="P130"><text:tab/>"Camp_In_Charge" : "John Prince ",</text:p>
      <text:p text:style-name="P131"><text:tab/>"Total_Inmates" : 117,</text:p>
      <text:p text:style-name="P132"><text:tab/>"Village_name" : "Udumbanchola"</text:p>
      <text:p text:style-name="P133">},</text:p>
      <text:p text:style-name="P134">{</text:p>
      <text:p text:style-name="P135"><text:tab/>"District_Name" : "Idukki ",</text:p>
      <text:p text:style-name="P136"><text:tab/>"Camp_Name" : "Thigalkkadu ",</text:p>
      <text:p text:style-name="P137"><text:tab/>"Camp_In_Charge" : "John Prince ",</text:p>
      <text:p text:style-name="P138"><text:tab/>"Total_Inmates" : 85,</text:p>
      <text:p text:style-name="P139"><text:tab/>"Village_name" : "Udumbanchola"</text:p>
      <text:p text:style-name="P140">},</text:p>
      <text:p text:style-name="P141">{</text:p>
      <text:p text:style-name="P142"><text:tab/>"District_Name" : "Idukki ",</text:p>
      <text:p text:style-name="P143"><text:tab/>"Camp_Name" : "Community<text:s/>Hall",</text:p>
      <text:p text:style-name="P144"><text:tab/>"Camp_In_Charge" : "Sini ",</text:p>
      <text:p text:style-name="P145"><text:tab/>"Total_Inmates" : 177,</text:p>
      <text:p text:style-name="P146"><text:tab/>"Village_name" : "Kalkoonthal "</text:p>
      <text:p text:style-name="P147">},</text:p>
      <text:p text:style-name="P148">{</text:p>
      <text:p text:style-name="P149"><text:tab/>"District_Name" : "Idukki ",</text:p>
      <text:p text:style-name="P150"><text:tab/>"Camp_Name" : "Pottankadu ",</text:p>
      <text:p text:style-name="P151"><text:tab/>"Camp_In_Charge" : "Jolly ",</text:p>
      <text:p text:style-name="P152"><text:tab/>"Total_Inmates" : 85,</text:p>
      <text:p text:style-name="P153"><text:tab/>"Village_name" : "Bison Vally"</text:p>
      <text:p text:style-name="P154">},</text:p>
      <text:p text:style-name="P155">{</text:p>
      <text:p text:style-name="P156"><text:tab/>"District_Name" : "Idukki ",</text:p>
      <text:p text:style-name="P157"><text:tab/>"Camp_Name" : "SNDP Auditorium ",</text:p>
      <text:p text:style-name="P158"><text:tab/>"Camp_In_Charge" : "Ambilymol ",</text:p>
      <text:p text:style-name="P159"><text:tab/>"Total_Inmates" : 84,</text:p>
      <text:p text:style-name="P160"><text:tab/>"Village_name" : "Parathodu"</text:p>
      <text:p text:style-name="P161">}]</text:p>
      <text:p text:style-name="P162">) ;</text:p>
      <text:p text:style-name="P163"/>
      <text:p text:style-name="P164">• Query the documents using find(), findOne(), findOne().pretty() and observe the differences</text:p>
      <text:p text:style-name="P165"/>
      <text:p text:style-name="P166"><text:s/>db.CampKerala.find().pretty();</text:p>
      <text:p text:style-name="P167"><text:s/>db.CampKerala.findOne({Camp_Name:"Aryankavu LPS "});</text:p>
      <text:soft-page-break/>
      <text:p text:style-name="P168">• Find a document by its id</text:p>
      <text:p text:style-name="P169"/>
      <text:p text:style-name="P170"><text:s/>db.CampKerala.find({"_id":ObjectId("5bf7cae4a9cb6d309c5c1d6b")}).pretty();</text:p>
      <text:p text:style-name="P171"/>
      <text:p text:style-name="P172">• Find a camp using Camp Name</text:p>
      <text:p text:style-name="P173"/>
      <text:p text:style-name="P174"><text:s/>db.CampKerala.find({Camp_Name:"Thigalkkadu "}).pretty();</text:p>
      <text:p text:style-name="P175"/>
      <text:p text:style-name="P176">• Find all the camps in Kollam district</text:p>
      <text:p text:style-name="P177"/>
      <text:p text:style-name="P178">db.CampKerala.find({District_Name:"Kollam "}).pretty();</text:p>
      <text:p text:style-name="P179"/>
      <text:p text:style-name="P180">• Find all the camps with Total Inmates more than 100</text:p>
      <text:p text:style-name="P181"/>
      <text:p text:style-name="P182">db.CampKerala.find({"Total_Inmates":{$gt:100}}).pretty();</text:p>
      <text:p text:style-name="P183"/>
      <text:p text:style-name="P184">• Find all the camps in Idukki with Total Inmates more than 100</text:p>
      <text:p text:style-name="P185"/>
      <text:p text:style-name="P186"><text:s/>db.CampKerala.find({$and:[{District_Name:"Idukki "},{"Total_Inmates":{$gt:100}}]}).pretty();</text:p>
      <text:p text:style-name="P187"/>
      <text:p text:style-name="P188">• Find all the camps which is either in Trissur or having more than 100 Total Inmates</text:p>
      <text:p text:style-name="P189"/>
      <text:p text:style-name="P190">db.CampKerala.find({$or:[{District_Name:"Thrissur"},{"Total_Inmates":{$gt:100}}]}).pretty();</text:p>
      <text:p text:style-name="P191"/>
      <text:p text:style-name="P192">• Update the Total Inmates count of Aryankavu Village to 37</text:p>
      <text:p text:style-name="P193"/>
      <text:p text:style-name="P194">db.CampKerala.update({Village_name:"Aryankavu "},{$set:{Total_Inmates:37}});</text:p>
      <text:p text:style-name="P195"/>
      <text:p text:style-name="P196">• Delete ALL the<text:s/>document(s) with Camp in Charge name is Suresh</text:p>
      <text:p text:style-name="P197"/>
      <text:p text:style-name="P198">db.CampKerala.remove({Camp_In_Charge:"Suresh "});</text:p>
      <text:p text:style-name="P199"/>
      <text:p text:style-name="P200">• Delete ONLY ONE document with Camp in Charge is Manilal</text:p>
      <text:p text:style-name="P201"/>
      <text:p text:style-name="P202">db.CampKerala.remove({Camp_In_Charge:"Manilal "},1);</text:p>
      <text:p text:style-name="P203"/>
      <text:p text:style-name="P204">• Find and project ONLY the Camp Name of the<text:s/>camps where Sreekuttan is the Camp in Charge</text:p>
      <text:p text:style-name="P205"/>
      <text:p text:style-name="P206"><?opendocument cursor-position?></text:p>
      <text:soft-page-break/>
      <text:p text:style-name="P207">• Query ONLY the first 10 documents of CampKerala</text:p>
      <text:p text:style-name="P208"/>
      <text:p text:style-name="P209">db.CampKerala.find().limit(10).pretty();</text:p>
      <text:p text:style-name="P210"/>
      <text:p text:style-name="P211"/>
      <text:p text:style-name="P212">• Query the documents in CampKerala by sorting the Camp Name in ascending order</text:p>
      <text:p text:style-name="P213"/>
      <text:p text:style-name="P214">db.CampKerala.find().sort({Camp_Name:1}).pretty();</text:p>
      <text:p text:style-name="P215"/>
      <text:p text:style-name="P216"/>
      <text:p text:style-name="P217">• Query the first 10 documents of CampKerala [Hint: Use limit()..]</text:p>
      <text:p text:style-name="P218"/>
      <text:p text:style-name="P219">db.CampKerala.find().limit(10).pretty();</text:p>
      <text:p text:style-name="P220"/>
      <text:p text:style-name="P221"/>
      <text:p text:style-name="P222">• Query 10 documents of CampKerala from 6 to 15 [Hint: Use limit() and skip()..]</text:p>
      <text:p text:style-name="P223"/>
      <text:p text:style-name="P224">db.CampKerala.find().skip(6).limit(10).pretty();</text:p>
      <text:p text:style-name="P225"/>
      <text:p text:style-name="P226"/>
      <text:p text:style-name="P227">• Sort the above 10 documents (6 to 15) in ascending order of Camp Name</text:p>
      <text:p text:style-name="P228"/>
      <text:p text:style-name="P229"/>
      <text:p text:style-name="P230">db.CampKerala.find().sort({Camp_Name:1})skip(6).limit(10).pretty();</text:p>
      <text:p text:style-name="P231"/>
      <text:p text:style-name="P232"/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8-11-25T14:39:00Z</meta:creation-date>
    <dc:date>2018-11-25T14:39:00Z</dc:date>
    <meta:template xlink:href="Normal" xlink:type="simple"/>
    <meta:editing-cycles>2</meta:editing-cycles>
    <meta:editing-duration>PT0S</meta:editing-duration>
    <meta:document-statistic meta:page-count="6" meta:paragraph-count="11" meta:word-count="837" meta:character-count="5599" meta:row-count="39" meta:non-whitespace-character-count="4773"/>
  </office:meta>
</office:document-meta>
</file>